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607"/>
    </style:style>
    <style:style style:name="T1" style:family="text">
      <style:text-properties officeooo:rsid="001d78a2"/>
    </style:style>
    <style:style style:name="T2" style:family="text">
      <style:text-properties officeooo:rsid="00146607"/>
    </style:style>
    <style:style style:name="T3" style:family="text">
      <style:text-properties officeooo:rsid="00152073"/>
    </style:style>
    <style:style style:name="T4" style:family="text">
      <style:text-properties officeooo:rsid="00001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3</text:span> <text:span text:style-name="T2">Lab </text:span><text:span text:style-name="T3">BGP</text:span></text:p>
      <text:p text:style-name="P1"><text:span text:style-name="T4">February </text:span><text:span text:style-name="T1">10</text:span>, 2025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0T13:41:24.726105000</meta:creation-date>
    <dc:date>2025-02-10T13:51:29.982499000</dc:date>
    <meta:editing-duration>PT10M5S</meta:editing-duration>
    <meta:editing-cycles>2</meta:editing-cycles>
    <meta:generator>LibreOffice/25.2.0.3$MacOSX_AARCH64 LibreOffice_project/e1cf4a87eb02d755bce1a01209907ea5ddc8f069</meta:generator>
    <meta:document-statistic meta:table-count="0" meta:image-count="0" meta:object-count="0" meta:page-count="1" meta:paragraph-count="4" meta:word-count="13" meta:character-count="88" meta:non-whitespace-character-count="79"/>
  </office:meta>
</office:document-meta>
</file>